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21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2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8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30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1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32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33" style:family="paragraph" style:parent-style-name="Standard" style:list-style-name="L36">
      <style:text-properties fo:font-weight="normal" officeooo:rsid="016ea8c8" officeooo:paragraph-rsid="016ea8c8" style:font-weight-asian="normal" style:font-weight-complex="normal"/>
    </style:style>
    <style:style style:name="P234" style:family="paragraph" style:parent-style-name="Standard" style:list-style-name="L36">
      <style:text-properties fo:font-weight="normal" officeooo:rsid="017088e4" officeooo:paragraph-rsid="017088e4" style:font-weight-asian="normal" style:font-weight-complex="normal"/>
    </style:style>
    <style:style style:name="P235" style:family="paragraph" style:parent-style-name="Standard" style:list-style-name="L36">
      <style:text-properties fo:font-weight="normal" officeooo:rsid="0176dc4b" officeooo:paragraph-rsid="0176dc4b" style:font-weight-asian="normal" style:font-weight-complex="normal"/>
    </style:style>
    <style:style style:name="P236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37" style:family="paragraph" style:parent-style-name="Standard" style:list-style-name="L37">
      <style:text-properties fo:font-weight="normal" officeooo:rsid="017d9443" officeooo:paragraph-rsid="017d9443" style:font-weight-asian="normal" style:font-weight-complex="normal"/>
    </style:style>
    <style:style style:name="P238" style:family="paragraph" style:parent-style-name="Standard" style:list-style-name="L37">
      <style:text-properties fo:font-weight="normal" officeooo:rsid="017db2f6" officeooo:paragraph-rsid="017db2f6" style:font-weight-asian="normal" style:font-weight-complex="normal"/>
    </style:style>
    <style:style style:name="P239" style:family="paragraph" style:parent-style-name="Standard" style:list-style-name="L37">
      <style:text-properties fo:font-weight="normal" officeooo:rsid="017e0293" officeooo:paragraph-rsid="017e0293" style:font-weight-asian="normal" style:font-weight-complex="normal"/>
    </style:style>
    <style:style style:name="P240" style:family="paragraph" style:parent-style-name="Standard" style:list-style-name="L38">
      <style:text-properties fo:font-weight="normal" officeooo:rsid="0181e4da" officeooo:paragraph-rsid="0181e4da" style:font-weight-asian="normal" style:font-weight-complex="normal"/>
    </style:style>
    <style:style style:name="P241" style:family="paragraph" style:parent-style-name="Standard" style:list-style-name="L39">
      <style:text-properties fo:font-weight="normal" officeooo:rsid="0184c28f" officeooo:paragraph-rsid="0184c28f" style:font-weight-asian="normal" style:font-weight-complex="normal"/>
    </style:style>
    <style:style style:name="P242" style:family="paragraph" style:parent-style-name="Standard" style:list-style-name="L40">
      <style:text-properties fo:font-weight="normal" officeooo:rsid="018b9f01" officeooo:paragraph-rsid="018b9f01" style:font-weight-asian="normal" style:font-weight-complex="normal"/>
    </style:style>
    <style:style style:name="P24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4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4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4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4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4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4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5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51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52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53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54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55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56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57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58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59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60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61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62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63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64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65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66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267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268" style:family="paragraph" style:parent-style-name="Standard" style:list-style-name="L36">
      <style:text-properties fo:font-weight="bold" officeooo:rsid="0172c454" officeooo:paragraph-rsid="0172c454" style:font-weight-asian="bold" style:font-weight-complex="bold"/>
    </style:style>
    <style:style style:name="P26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27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27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272" style:family="paragraph" style:parent-style-name="Standard" style:list-style-name="L12">
      <style:text-properties officeooo:rsid="009a9ddc" officeooo:paragraph-rsid="009a9ddc"/>
    </style:style>
    <style:style style:name="P273" style:family="paragraph" style:parent-style-name="Standard" style:list-style-name="L18">
      <style:text-properties officeooo:paragraph-rsid="00ba59c5"/>
    </style:style>
    <style:style style:name="P274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75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officeooo:rsid="0031251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89c7" style:font-weight-asian="bold" style:font-weight-complex="bold"/>
    </style:style>
    <style:style style:name="T14" style:family="text">
      <style:text-properties fo:font-weight="bold" officeooo:rsid="005eec78" style:font-weight-asian="bold" style:font-weight-complex="bold"/>
    </style:style>
    <style:style style:name="T15" style:family="text">
      <style:text-properties fo:font-weight="bold" officeooo:rsid="00b1d311" style:font-weight-asian="bold" style:font-weight-complex="bold"/>
    </style:style>
    <style:style style:name="T16" style:family="text">
      <style:text-properties fo:font-weight="bold" officeooo:rsid="00b488c6" style:font-weight-asian="bold" style:font-weight-complex="bold"/>
    </style:style>
    <style:style style:name="T17" style:family="text">
      <style:text-properties fo:font-weight="bold" officeooo:rsid="00b5aa66" style:font-weight-asian="bold" style:font-weight-complex="bold"/>
    </style:style>
    <style:style style:name="T18" style:family="text">
      <style:text-properties fo:font-weight="bold" officeooo:rsid="00e39c0c" style:font-weight-asian="bold" style:font-weight-complex="bold"/>
    </style:style>
    <style:style style:name="T19" style:family="text">
      <style:text-properties fo:font-weight="bold" officeooo:rsid="01085f2d" style:font-weight-asian="bold" style:font-weight-complex="bold"/>
    </style:style>
    <style:style style:name="T20" style:family="text">
      <style:text-properties fo:font-weight="bold" officeooo:rsid="01098524" style:font-weight-asian="bold" style:font-weight-complex="bold"/>
    </style:style>
    <style:style style:name="T21" style:family="text">
      <style:text-properties fo:font-weight="bold" officeooo:rsid="01238927" style:font-weight-asian="bold" style:font-weight-complex="bold"/>
    </style:style>
    <style:style style:name="T22" style:family="text">
      <style:text-properties fo:font-weight="bold" officeooo:rsid="01625a02" style:font-weight-asian="bold" style:font-weight-complex="bold"/>
    </style:style>
    <style:style style:name="T23" style:family="text">
      <style:text-properties officeooo:rsid="003ecb07"/>
    </style:style>
    <style:style style:name="T24" style:family="text">
      <style:text-properties officeooo:rsid="003f1b83"/>
    </style:style>
    <style:style style:name="T25" style:family="text">
      <style:text-properties fo:color="#ce181e"/>
    </style:style>
    <style:style style:name="T26" style:family="text">
      <style:text-properties officeooo:rsid="00543e01"/>
    </style:style>
    <style:style style:name="T27" style:family="text">
      <style:text-properties officeooo:rsid="00576931"/>
    </style:style>
    <style:style style:name="T28" style:family="text">
      <style:text-properties officeooo:rsid="006c1230"/>
    </style:style>
    <style:style style:name="T29" style:family="text">
      <style:text-properties officeooo:rsid="007922b5"/>
    </style:style>
    <style:style style:name="T30" style:family="text">
      <style:text-properties officeooo:rsid="007bb70b"/>
    </style:style>
    <style:style style:name="T31" style:family="text">
      <style:text-properties officeooo:rsid="007c0f63"/>
    </style:style>
    <style:style style:name="T32" style:family="text">
      <style:text-properties officeooo:rsid="007c78dc"/>
    </style:style>
    <style:style style:name="T33" style:family="text">
      <style:text-properties style:text-position="super 58%"/>
    </style:style>
    <style:style style:name="T34" style:family="text">
      <style:text-properties officeooo:rsid="0080b499"/>
    </style:style>
    <style:style style:name="T35" style:family="text">
      <style:text-properties officeooo:rsid="008b6f88"/>
    </style:style>
    <style:style style:name="T36" style:family="text">
      <style:text-properties officeooo:rsid="009b4733"/>
    </style:style>
    <style:style style:name="T37" style:family="text">
      <style:text-properties officeooo:rsid="00a0e223"/>
    </style:style>
    <style:style style:name="T38" style:family="text">
      <style:text-properties officeooo:rsid="00cf6c69"/>
    </style:style>
    <style:style style:name="T39" style:family="text">
      <style:text-properties officeooo:rsid="00d786d9"/>
    </style:style>
    <style:style style:name="T40" style:family="text">
      <style:text-properties officeooo:rsid="00f06fb6"/>
    </style:style>
    <style:style style:name="T41" style:family="text">
      <style:text-properties officeooo:rsid="01056dcc"/>
    </style:style>
    <style:style style:name="T42" style:family="text">
      <style:text-properties officeooo:rsid="01104f84"/>
    </style:style>
    <style:style style:name="T43" style:family="text">
      <style:text-properties officeooo:rsid="01175117"/>
    </style:style>
    <style:style style:name="T44" style:family="text">
      <style:text-properties officeooo:rsid="012a9c40"/>
    </style:style>
    <style:style style:name="T45" style:family="text">
      <style:text-properties officeooo:rsid="0132cc62"/>
    </style:style>
    <style:style style:name="T46" style:family="text">
      <style:text-properties officeooo:rsid="013bc2aa"/>
    </style:style>
    <style:style style:name="T47" style:family="text">
      <style:text-properties officeooo:rsid="0153e4c9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58d9ab" style:font-style-asian="italic" style:font-style-complex="italic"/>
    </style:style>
    <style:style style:name="T50" style:family="text">
      <style:text-properties officeooo:rsid="015ae351"/>
    </style:style>
    <style:style style:name="T51" style:family="text">
      <style:text-properties officeooo:rsid="01625a02"/>
    </style:style>
    <style:style style:name="T52" style:family="text">
      <style:text-properties officeooo:rsid="0162c560"/>
    </style:style>
    <style:style style:name="T53" style:family="text">
      <style:text-properties officeooo:rsid="01643ea2"/>
    </style:style>
    <style:style style:name="T54" style:family="text">
      <style:text-properties officeooo:rsid="01662541"/>
    </style:style>
    <style:style style:name="T55" style:family="text">
      <style:text-properties officeooo:rsid="016d5a0b"/>
    </style:style>
    <style:style style:name="T56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3">component is a function or a class that produces HTML using jsx and handle user feedback.</text:span> </text:p>
            </text:list-item>
          </text:list>
        </text:list-item>
        <text:list-item>
          <text:p text:style-name="P243">event handler – <text:span text:style-name="T2">manages the user actions</text:span></text:p>
        </text:list-item>
        <text:list-item>
          <text:p text:style-name="P244">React library – defines what a component is and how they work together</text:p>
        </text:list-item>
        <text:list-item>
          <text:p text:style-name="P244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1">source code</text:span></text:p>
      <text:p text:style-name="P84">public – <text:span text:style-name="T11">store static files like images</text:span></text:p>
      <text:p text:style-name="P84">node_modules – <text:span text:style-name="T11">contains all project dependencies</text:span></text:p>
      <text:p text:style-name="P84">package.json – <text:span text:style-name="T11">records our project dependencies</text:span></text:p>
      <text:p text:style-name="P85">package-lock.json – records exact version of dependencies</text:p>
      <text:p text:style-name="P84">readme.md – <text:span text:style-name="T11">instructions on how to use the project</text:span></text:p>
      <text:p text:style-name="P95"/>
      <text:p text:style-name="P8"><text:span text:style-name="T25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3">to apply styling </text:span></text:p>
      <text:p text:style-name="P96">example 2</text:p>
      <text:p text:style-name="P89"><text:span text:style-name="T2">&lt;div style = {{b</text:span><text:span text:style-name="T24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2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45">Component nesting – <text:span text:style-name="T2">component within anther component</text:span></text:p>
        </text:list-item>
        <text:list-item>
          <text:p text:style-name="P245">component reuseability – <text:span text:style-name="T2">reusable code</text:span></text:p>
        </text:list-item>
        <text:list-item>
          <text:p text:style-name="P245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6">I</text:span></text:p>
      <text:p text:style-name="P92"/>
      <text:p text:style-name="P21">How to use components ?</text:p>
      <text:p text:style-name="P21">Use the tags.</text:p>
      <text:p text:style-name="P101">&lt;<text:span text:style-name="T27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4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2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8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30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1">time to data load new data when state changes</text:span></text:p>
        </text:list-item>
        <text:list-item>
          <text:p text:style-name="P160">componentWill<text:span text:style-name="T29">Unm</text:span>ount – <text:span text:style-name="T32">best time for cleanup </text:span></text:p>
        </text:list-item>
      </text:list>
      <text:p text:style-name="P32">2 ways to <text:span text:style-name="T34">initialize</text:span> state</text:p>
      <text:p text:style-name="P32">1<text:span text:style-name="T33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3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46">onClick – <text:span text:style-name="T2">user clicks something</text:span></text:p>
        </text:list-item>
        <text:list-item>
          <text:p text:style-name="P246">onChange – <text:span text:style-name="T2">user changes text in an input</text:span></text:p>
        </text:list-item>
        <text:list-item>
          <text:p text:style-name="P246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5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47">Use the bind method</text:p>
          <text:p text:style-name="P272"><text:span text:style-name="T12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6">this.</text:span>sound.<text:span text:style-name="T36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48">use an arrow function </text:p>
        </text:list-item>
        <text:list-item>
          <text:p text:style-name="P249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7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2">Using props</text:span> <text:span text:style-name="T12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3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50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2">.</text:span><text:span text:style-name="T15">then only runs after promise is returned.</text:span> </text:p>
        </text:list-item>
      </text:list>
      <text:p text:style-name="P119">Example </text:p>
      <text:p text:style-name="P119">axios.get(https.google.com/hi).<text:span text:style-name="T12">then</text:span>((response) =&gt; {console.log(response)})</text:p>
      <text:list xml:id="list213648800243875" text:continue-numbering="true" text:style-name="L17">
        <text:list-item>
          <text:p text:style-name="P173"><text:s/></text:p>
        </text:list-item>
        <text:list-item>
          <text:p text:style-name="P173"><text:span text:style-name="T16">Use async </text:span><text:span text:style-name="T17">and await keywords</text:span></text:p>
        </text:list-item>
      </text:list>
      <text:p text:style-name="P52">Example </text:p>
      <text:p text:style-name="P120"><text:span text:style-name="T12">async</text:span> functioncalled (){</text:p>
      <text:p text:style-name="P120"><text:tab/>const response = <text:span text:style-name="T12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73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51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3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52">Action Creator</text:p>
          <text:list>
            <text:list-item>
              <text:p text:style-name="P177">function that creates/returns js object <text:span text:style-name="T18">which is an action</text:span></text:p>
            </text:list-item>
          </text:list>
        </text:list-item>
        <text:list-item>
          <text:p text:style-name="P252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52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52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52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8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9">In our example, the roles are as follows:</text:span></text:p>
      <text:list xml:id="list1658629048" text:style-name="L23">
        <text:list-item>
          <text:p text:style-name="P253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54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40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2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1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2">Why? </text:span><text:span text:style-name="T19">Data hasn’t been received yet by the API.</text:span><text:span text:style-name="T20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2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55">ACTION CREATORS CAN RETURN ACTION OBJECTS </text:p>
          <text:list>
            <text:list-item>
              <text:p text:style-name="P255">CAN RETURN <text:span text:style-name="T43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2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56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1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4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5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57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57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57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57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58">adding a property in an object</text:p>
          <text:list>
            <text:list-item>
              <text:p text:style-name="P258"><text:span text:style-name="T9">{ … state, age : 30}</text:span> </text:p>
            </text:list-item>
          </text:list>
        </text:list-item>
        <text:list-item>
          <text:p text:style-name="P257">removing a property from an object</text:p>
          <text:list>
            <text:list-item>
              <text:p text:style-name="P210">{ … state, age: undefined} <text:span text:style-name="T46">USE LODASH LIBRARY WITH THIS</text:span></text:p>
              <text:list>
                <text:list-item>
                  <text:p text:style-name="P211">import _ from ‘lodash’; <text:span text:style-name="T12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74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59">More on React Router </text:p>
      <text:p text:style-name="P218"><text:span text:style-name="T12">React-router</text:span> – core nagivation lib, Dont install manually </text:p>
      <text:p text:style-name="P218"><text:span text:style-name="T12">react-router-dom </text:span>– navigation for dom-based apps </text:p>
      <text:p text:style-name="P218"><text:span text:style-name="T12">react-router-native </text:span>– navigation for react-native apps </text:p>
      <text:p text:style-name="P218"><text:span text:style-name="T12">react-router-redu</text:span>x – bindings between redux and react router, <text:span text:style-name="T47">avoid this!</text:span></text:p>
      <text:p text:style-name="P118"/>
      <text:p text:style-name="P219">Adding in React-router</text:p>
      <text:p text:style-name="P118">import {BrowserRouter, Route} from 'react-router-dom';</text:p>
      <text:p text:style-name="P118"/>
      <text:p text:style-name="P118"/>
      <text:p text:style-name="P260"><text:soft-page-break/>How does it work?</text:p>
      <text:p text:style-name="P220">React-router only cares about location after domain definition </text:p>
      <text:p text:style-name="P220">ex. </text:p>
      <text:p text:style-name="P220">localhost:3000 → /</text:p>
      <text:p text:style-name="P220">localhost:3000/pageone → /pageone</text:p>
      <text:p text:style-name="P220">localhost:3000/posts/5 <text:s/>→ <text:span text:style-name="T48">/ </text:span><text:span text:style-name="T49">post /5</text:span></text:p>
      <text:p text:style-name="P222"/>
      <text:p text:style-name="P261">Once <text:span text:style-name="T50">BrowserRouter</text:span> is created, history object is created. </text:p>
      <text:p text:style-name="P221">History object keeps track of browser path </text:p>
      <text:p text:style-name="P223">Once router sees change in path, it matches it with the routes and loads up content that matches the path</text:p>
      <text:p text:style-name="P22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63">How are routes shown?</text:p>
      <text:p text:style-name="P263">URL: <text:span text:style-name="T2">localhost:3000/</text:span></text:p>
      <text:p text:style-name="P224"><text:s text:c="10"/>&lt;Route path="/" exact component={PageOne}&gt;</text:p>
      <text:p text:style-name="P227">Explaining <text:span text:style-name="T12">exact.</text:span></text:p>
      <text:p text:style-name="P227"><text:span text:style-name="T12"><text:tab/></text:span><text:span text:style-name="T22">This will only show routes with an extracted path that matches the above’s route path. </text:span></text:p>
      <text:list xml:id="list4228569364" text:style-name="L35">
        <text:list-item>
          <text:p text:style-name="P230"><text:span text:style-name="T22">I</text:span><text:span text:style-name="T12">t evaluates extractedpath=== path</text:span></text:p>
        </text:list-item>
      </text:list>
      <text:p text:style-name="P229"><text:span text:style-name="T12">URL: </text:span>localhost:3000/page1</text:p>
      <text:p text:style-name="P224"><text:s text:c="10"/>&lt;Route path="/" component={PageOne}&gt;</text:p>
      <text:p text:style-name="P225"><text:tab/>&lt;Route path="/<text:span text:style-name="T51">page1</text:span>" component={Page<text:span text:style-name="T54">Three</text:span>}&gt;</text:p>
      <text:list xml:id="list3081036210" text:style-name="L34">
        <text:list-item>
          <text:p text:style-name="P228">Both of these routes will show because without the exact component, <text:span text:style-name="T52">the extracted path ‘/page1’ matches both of the routes </text:span></text:p>
        </text:list-item>
      </text:list>
      <text:p text:style-name="P262">Remember, multiple routes can be shown to the SAME PATH.</text:p>
      <text:p text:style-name="P226">Example </text:p>
      <text:p text:style-name="P226"><text:s text:c="10"/>&lt;Route path="/" <text:s/>component={PageOne}&gt;</text:p>
      <text:p text:style-name="P226"><text:s text:c="10"/>&lt;Route path="/" <text:s/>component={Page<text:span text:style-name="T53">Two</text:span>}&gt;</text:p>
      <text:p text:style-name="P118"/>
      <text:p text:style-name="P118"/>
      <text:p text:style-name="P264">DONT USE ANCHOR TAGS IN REACT ROUTER </text:p>
      <text:p text:style-name="P265">Navigating with anchor tags <text:span text:style-name="T2">will cause the state data to be dumped! </text:span></text:p>
      <text:p text:style-name="P265"><text:span text:style-name="T2"/></text:p>
      <text:p text:style-name="P266">Instead use link</text:p>
      <text:p text:style-name="P118"><text:s text:c="4"/>&lt;Link to=<text:span text:style-name="T55">&lt;path&gt;</text:span>&gt; Page1 &lt;/Link&gt;</text:p>
      <text:p text:style-name="P118"><text:s text:c="4"/>&lt;Link to="/"&gt; Page1 &lt;/Link&gt;</text:p>
      <text:p text:style-name="P231"><text:soft-page-break/>React-router prevents Link showing up as an anchor tag from fetching newpage. </text:p>
      <text:p text:style-name="P231"/>
      <text:p text:style-name="P267">More on React Router </text:p>
      <text:p text:style-name="P232">there are 3 types of routers made available . The only difference on all of them is how they evaluate the url</text:p>
      <text:list xml:id="list3904996761" text:style-name="L36">
        <text:list-item>
          <text:p text:style-name="P233">browser router </text:p>
          <text:list>
            <text:list-item>
              <text:p text:style-name="P233">looks for everything after the TLD </text:p>
            </text:list-item>
            <text:list-item>
              <text:p text:style-name="P234">most complicated router <text:span text:style-name="T56">to make work </text:span></text:p>
              <text:list>
                <text:list-item>
                  <text:p text:style-name="P26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33">Hashrouter </text:p>
          <text:list>
            <text:list-item>
              <text:p text:style-name="P233">looks for everything after the #</text:p>
            </text:list-item>
            <text:list-item>
              <text:p text:style-name="P235">lot more flexible for web servers</text:p>
            </text:list-item>
          </text:list>
        </text:list-item>
        <text:list-item>
          <text:p text:style-name="P233">memoryrouter</text:p>
          <text:list>
            <text:list-item>
              <text:p text:style-name="P233">doesnt use the URL to track navigation</text:p>
            </text:list-item>
          </text:list>
        </text:list-item>
      </text:list>
      <text:p text:style-name="P118"/>
      <text:p text:style-name="P269">ERROR – YOU SHOULD NOT USE LINK OUTSIDE OF ROUTER</text:p>
      <text:p text:style-name="P236">Instead, put header under browser router. VIOLA! ITS DONE!</text:p>
      <text:p text:style-name="P236"/>
      <text:p text:style-name="P275">Notes on Oauth authentication</text:p>
      <text:list xml:id="list3701371035" text:style-name="L37">
        <text:list-item>
          <text:p text:style-name="P237">use identity provider to authenticate into app </text:p>
        </text:list-item>
        <text:list-item>
          <text:p text:style-name="P238">outside provider notifies app if authentication is successful or not</text:p>
        </text:list-item>
        <text:list-item>
          <text:p text:style-name="P239">it provides back user information (if you have configured this from the identity provider side)</text:p>
        </text:list-item>
      </text:list>
      <text:p text:style-name="P217"/>
      <text:p text:style-name="P270">Oauth for Servers </text:p>
      <text:list xml:id="list2547559727" text:style-name="L38">
        <text:list-item>
          <text:p text:style-name="P240">results in token that a server can use to make request on behalf of the user </text:p>
        </text:list-item>
        <text:list-item>
          <text:p text:style-name="P240">used when we have an app that needs to access user data when user isn’t logged in </text:p>
        </text:list-item>
        <text:list-item>
          <text:p text:style-name="P240">difficult to setup because we need to store info about the user </text:p>
        </text:list-item>
      </text:list>
      <text:p text:style-name="P270"/>
      <text:p text:style-name="P270">Oauth for JS Browser Apps</text:p>
      <text:list xml:id="list769999001" text:style-name="L39">
        <text:list-item>
          <text:p text:style-name="P241">results In a <text:s/>token that a browser app can use to make requests on behalf of the user </text:p>
        </text:list-item>
        <text:list-item>
          <text:p text:style-name="P241">access user data when the user IS LOGGED IN </text:p>
        </text:list-item>
        <text:list-item>
          <text:p text:style-name="P241">easy to setup </text:p>
        </text:list-item>
      </text:list>
      <text:p text:style-name="P271">How to hookup the 0auth library </text:p>
      <text:list xml:id="list1341924013" text:style-name="L40">
        <text:list-item>
          <text:p text:style-name="P242">new project in console.developers.google.com </text:p>
        </text:list-item>
        <text:list-item>
          <text:p text:style-name="P242">setup 0auth confirmation screen </text:p>
        </text:list-item>
        <text:list-item>
          <text:p text:style-name="P242">generate an 0auth clientID</text:p>
        </text:list-item>
        <text:list-item>
          <text:p text:style-name="P242">install google’s api library , initialize with 0auth client ID</text:p>
        </text:list-item>
        <text:list-item>
          <text:p text:style-name="P242">make sure the lib gets called any time the user clicks on ‘Login with Google’</text:p>
        </text:list-item>
        <text:list-item>
          <text:p text:style-name="P242"/>
        </text:list-item>
      </text:list>
      <text:p text:style-name="Standard"><text:lin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21:36:47.351835567</dc:date>
    <meta:editing-duration>P2DT3H24M42S</meta:editing-duration>
    <meta:editing-cycles>301</meta:editing-cycles>
    <meta:generator>LibreOffice/6.0.7.3$Linux_X86_64 LibreOffice_project/00m0$Build-3</meta:generator>
    <meta:document-statistic meta:table-count="0" meta:image-count="14" meta:object-count="0" meta:page-count="18" meta:paragraph-count="455" meta:word-count="2748" meta:character-count="16435" meta:non-whitespace-character-count="13989"/>
  </office:meta>
</office:document-meta>
</file>